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eorgia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Georgia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dfcc00f-7fff-b80b-af4e-58e4be83e016"/>CITACIÓ</text:p>
      <text:p text:style-name="Text_20_body"/>
      <text:p text:style-name="P2">---Citació---</text:p>
      <text:p text:style-name="P2"><text:line-break/><text:span text:style-name="T1"/></text:p>
      <text:p text:style-name="P2"><text:line-break/><text:span text:style-name="T1"/></text:p>
      <text:p text:style-name="P3">Es convoca a Adriàn Pérez Calderón, al despatx de la directora, al segon pati a les 10:45 per signar un document relacional amb el model 061</text:p>
      <text:p text:style-name="P3">cordialment,</text:p>
      <text:p text:style-name="P3"><text:line-break/><text:span text:style-name="T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9:03:31.302509095</meta:creation-date>
    <dc:date>2024-12-11T09:03:57.548545797</dc:date>
    <meta:editing-duration>PT27S</meta:editing-duration>
    <meta:editing-cycles>1</meta:editing-cycles>
    <meta:document-statistic meta:table-count="0" meta:image-count="0" meta:object-count="0" meta:page-count="1" meta:paragraph-count="7" meta:word-count="30" meta:character-count="175" meta:non-whitespace-character-count="147"/>
    <meta:generator>LibreOffice/24.8.3.2$Linux_X86_64 LibreOffice_project/e14c9fdd1f585efcbb2c5363087a99d20928d522</meta:generator>
  </office:meta>
</office:document-meta>
</file>